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none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</style:style>
    <style:style style:name="ce8" style:family="table-cell" style:parent-style-name="Default" style:data-style-name="N4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 style:data-style-name="N4">
      <style:table-cell-properties fo:border="none"/>
    </style:style>
    <style:style style:name="ce12" style:family="table-cell" style:parent-style-name="Default" style:data-style-name="N4"/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5" style:family="table-cell" style:parent-style-name="Default" style:data-style-name="N4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1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" office:value-type="string">
            <text:p>FIPS-Stunden </text:p>
          </table:table-cell>
          <table:table-cell table:style-name="Default" table:number-columns-repeated="5"/>
          <table:table-cell table:number-columns-repeated="2"/>
        </table:table-row>
        <table:table-row table:style-name="ro2" table:number-rows-repeated="5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ce2"/>
          <table:table-cell table:style-name="ce6" office:value-type="string">
            <text:p>Peter Erzberger</text:p>
          </table:table-cell>
          <table:table-cell table:style-name="ce10" office:value-type="string">
            <text:p>Jan Ortmann</text:p>
          </table:table-cell>
          <table:table-cell table:style-name="ce6" office:value-type="string">
            <text:p>Jörg Ortmann</text:p>
          </table:table-cell>
          <table:table-cell table:style-name="ce6" office:value-type="string">
            <text:p>Markus Blum</text:p>
          </table:table-cell>
          <table:table-cell table:style-name="ce13" office:value-type="string">
            <text:p>Gesamt</text:p>
          </table:table-cell>
          <table:table-cell table:number-columns-repeated="2"/>
        </table:table-row>
        <table:table-row table:style-name="ro2">
          <table:table-cell/>
          <table:table-cell table:style-name="ce7"/>
          <table:table-cell table:style-name="ce4"/>
          <table:table-cell table:style-name="ce7"/>
          <table:table-cell table:style-name="ce4"/>
          <table:table-cell table:style-name="ce14"/>
          <table:table-cell table:number-columns-repeated="2"/>
        </table:table-row>
        <table:table-row table:style-name="ro2">
          <table:table-cell office:value-type="string">
            <text:p>07/2007</text:p>
          </table:table-cell>
          <table:table-cell office:value-type="float" office:value="25.5">
            <text:p>25,50</text:p>
          </table:table-cell>
          <table:table-cell table:style-name="ce11" office:value-type="float" office:value="3.75">
            <text:p>3,75</text:p>
          </table:table-cell>
          <table:table-cell office:value-type="float" office:value="82.5">
            <text:p>82,50</text:p>
          </table:table-cell>
          <table:table-cell office:value-type="float" office:value="174.17">
            <text:p>174,17</text:p>
          </table:table-cell>
          <table:table-cell table:formula="oooc:=SUM([.B9:.E9])" office:value-type="float" office:value="285.92">
            <text:p>285,92</text:p>
          </table:table-cell>
          <table:table-cell/>
          <table:table-cell office:value-type="string">
            <text:p>174,17 h von Markus wurden nicht fakturiert</text:p>
          </table:table-cell>
        </table:table-row>
        <table:table-row table:style-name="ro2">
          <table:table-cell table:number-columns-repeated="2"/>
          <table:table-cell table:style-name="ce11"/>
          <table:table-cell table:number-columns-repeated="2"/>
          <table:table-cell table:style-name="ce14"/>
          <table:table-cell table:number-columns-repeated="2"/>
        </table:table-row>
        <table:table-row table:style-name="ro2">
          <table:table-cell office:value-type="string">
            <text:p>08/2007</text:p>
          </table:table-cell>
          <table:table-cell office:value-type="float" office:value="27">
            <text:p>27,00</text:p>
          </table:table-cell>
          <table:table-cell table:style-name="ce11" office:value-type="float" office:value="100">
            <text:p>100,00</text:p>
          </table:table-cell>
          <table:table-cell office:value-type="float" office:value="60">
            <text:p>60,00</text:p>
          </table:table-cell>
          <table:table-cell office:value-type="float" office:value="158">
            <text:p>158,00</text:p>
          </table:table-cell>
          <table:table-cell table:formula="oooc:=SUM([.B11:.E11])" office:value-type="float" office:value="345">
            <text:p>345,00</text:p>
          </table:table-cell>
          <table:table-cell/>
          <table:table-cell office:value-type="string">
            <text:p>158,00 h von Markus wurden zu 50% fakturiert</text:p>
          </table:table-cell>
        </table:table-row>
        <table:table-row table:style-name="ro2">
          <table:table-cell/>
          <table:table-cell table:style-name="ce7"/>
          <table:table-cell table:style-name="Default"/>
          <table:table-cell table:style-name="ce7"/>
          <table:table-cell table:style-name="ce4"/>
          <table:table-cell table:style-name="ce16"/>
          <table:table-cell table:number-columns-repeated="2"/>
        </table:table-row>
        <table:table-row table:style-name="ro2">
          <table:table-cell office:value-type="string">
            <text:p>09/2007</text:p>
          </table:table-cell>
          <table:table-cell office:value-type="float" office:value="8">
            <text:p>8,00</text:p>
          </table:table-cell>
          <table:table-cell office:value-type="float" office:value="121.75">
            <text:p>121,75</text:p>
          </table:table-cell>
          <table:table-cell office:value-type="float" office:value="59">
            <text:p>59,00</text:p>
          </table:table-cell>
          <table:table-cell office:value-type="float" office:value="103.75">
            <text:p>103,75</text:p>
          </table:table-cell>
          <table:table-cell table:formula="oooc:=SUM([.B13:.E13])" office:value-type="float" office:value="292.5">
            <text:p>292,50</text:p>
          </table:table-cell>
          <table:table-cell/>
          <table:table-cell office:value-type="string">
            <text:p>103,75 h von Markus wurden zu 50% fakturier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0/2007</text:p>
          </table:table-cell>
          <table:table-cell office:value-type="float" office:value="105.25">
            <text:p>105,25</text:p>
          </table:table-cell>
          <table:table-cell office:value-type="float" office:value="70.25">
            <text:p>70,25</text:p>
          </table:table-cell>
          <table:table-cell office:value-type="float" office:value="108.75">
            <text:p>108,75</text:p>
          </table:table-cell>
          <table:table-cell office:value-type="float" office:value="0">
            <text:p>0,00</text:p>
          </table:table-cell>
          <table:table-cell table:formula="oooc:=SUM([.B15:.E15])" office:value-type="float" office:value="284.25">
            <text:p>284,2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1/2007</text:p>
          </table:table-cell>
          <table:table-cell office:value-type="float" office:value="129">
            <text:p>129,00</text:p>
          </table:table-cell>
          <table:table-cell office:value-type="float" office:value="40">
            <text:p>40,00</text:p>
          </table:table-cell>
          <table:table-cell office:value-type="float" office:value="61">
            <text:p>61,00</text:p>
          </table:table-cell>
          <table:table-cell office:value-type="float" office:value="0">
            <text:p>0,00</text:p>
          </table:table-cell>
          <table:table-cell table:formula="oooc:=SUM([.B17:.E17])" office:value-type="float" office:value="230">
            <text:p>230,0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12/2007</text:p>
          </table:table-cell>
          <table:table-cell office:value-type="float" office:value="71.25">
            <text:p>71,25</text:p>
          </table:table-cell>
          <table:table-cell office:value-type="float" office:value="24.25">
            <text:p>24,25</text:p>
          </table:table-cell>
          <table:table-cell office:value-type="float" office:value="14.75">
            <text:p>14,75</text:p>
          </table:table-cell>
          <table:table-cell office:value-type="float" office:value="0">
            <text:p>0,00</text:p>
          </table:table-cell>
          <table:table-cell table:formula="oooc:=SUM([.B19:.E19])" office:value-type="float" office:value="110.25">
            <text:p>110,2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01/2008</text:p>
          </table:table-cell>
          <table:table-cell office:value-type="float" office:value="21.25">
            <text:p>21,25</text:p>
          </table:table-cell>
          <table:table-cell office:value-type="float" office:value="28.25">
            <text:p>28,25</text:p>
          </table:table-cell>
          <table:table-cell office:value-type="float" office:value="31.75">
            <text:p>31,75</text:p>
          </table:table-cell>
          <table:table-cell office:value-type="float" office:value="0">
            <text:p>0,00</text:p>
          </table:table-cell>
          <table:table-cell table:formula="oooc:=SUM([.B21:.E21])" office:value-type="float" office:value="81.25">
            <text:p>81,25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Default"/>
          <table:table-cell table:style-name="ce16"/>
          <table:table-cell table:number-columns-repeated="2"/>
        </table:table-row>
        <table:table-row table:style-name="ro2">
          <table:table-cell table:style-name="ce5"/>
          <table:table-cell table:style-name="ce9" table:formula="oooc:=SUM([.B9:.B22])" office:value-type="float" office:value="387.25">
            <text:p>387,25</text:p>
          </table:table-cell>
          <table:table-cell table:style-name="ce9" table:formula="oooc:=SUM([.C9:.C22])" office:value-type="float" office:value="388.25">
            <text:p>388,25</text:p>
          </table:table-cell>
          <table:table-cell table:style-name="ce9" table:formula="oooc:=SUM([.D9:.D22])" office:value-type="float" office:value="417.75">
            <text:p>417,75</text:p>
          </table:table-cell>
          <table:table-cell table:style-name="ce9" table:formula="oooc:=SUM([.E9:.E22])" office:value-type="float" office:value="435.92">
            <text:p>435,92</text:p>
          </table:table-cell>
          <table:table-cell table:style-name="ce9" table:formula="oooc:=SUM([.F9:.F22])" office:value-type="float" office:value="1629.17">
            <text:p>1629,17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4">14.02.2008</text:date>, <text:time>11:5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4T10:47:13</meta:creation-date>
    <dc:date>2008-02-14T11:50:02</dc:date>
    <meta:editing-cycles>4</meta:editing-cycles>
    <meta:editing-duration>PT28M11S</meta:editing-duration>
    <meta:user-defined meta:name="Info 1"/>
    <meta:user-defined meta:name="Info 2"/>
    <meta:user-defined meta:name="Info 3"/>
    <meta:user-defined meta:name="Info 4"/>
    <meta:document-statistic meta:table-count="3" meta:cell-count="56"/>
  </office:meta>
</office:document-meta>
</file>